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bject_20_index_20_1">
      <style:paragraph-properties>
        <style:tab-stops>
          <style:tab-stop style:position="16.999cm" style:type="right" style:leader-style="dotted" style:leader-text="."/>
        </style:tab-stops>
      </style:paragraph-properties>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Object Index</text:h>
      <text:p text:style-name="Text_20_body">A simple formula: <draw:frame draw:style-name="fr1" draw:name="Object1" text:anchor-type="as-char" svg:width="1.565cm" svg:height="0.467cm" draw:z-index="0"><draw:object xlink:href="./Object 1" xlink:type="simple" xlink:show="embed" xlink:actuate="onLoad"/><draw:image xlink:href="./ObjectReplacements/Object 1" xlink:type="simple" xlink:show="embed" xlink:actuate="onLoad"/></draw:frame></text:p>
      <text:p text:style-name="Text_20_body">Another formula: <draw:frame draw:style-name="fr1" draw:name="Object2" text:anchor-type="as-char" svg:width="1.565cm" svg:height="0.467cm" draw:z-index="1"><draw:object xlink:href="./Object 2" xlink:type="simple" xlink:show="embed" xlink:actuate="onLoad"/><draw:image xlink:href="./ObjectReplacements/Object 2" xlink:type="simple" xlink:show="embed" xlink:actuate="onLoad"/></draw:frame></text:p>
      <text:p text:style-name="Text_20_body">Another formula: <draw:frame draw:style-name="fr1" draw:name="Object3" text:anchor-type="as-char" svg:width="1.566cm" svg:height="0.467cm" draw:z-index="2"><draw:object xlink:href="./Object 3" xlink:type="simple" xlink:show="embed" xlink:actuate="onLoad"/><draw:image xlink:href="./ObjectReplacements/Object 3" xlink:type="simple" xlink:show="embed" xlink:actuate="onLoad"/></draw:frame></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object-index text:style-name="Sect1" text:protected="true" text:name="Table of Objects1">
        <text:object-index-source text:use-math-objects="true">
          <text:index-title-template text:style-name="Object_20_index_20_heading">Table of Objects</text:index-title-template>
          <text:object-index-entry-template text:style-name="Object_20_index_20_1">
            <text:index-entry-text/>
            <text:index-entry-tab-stop style:type="right" style:leader-char="."/>
            <text:index-entry-page-number/>
          </text:object-index-entry-template>
        </text:object-index-source>
        <text:index-body>
          <text:index-title text:style-name="Sect1" text:name="Table of Objects1_Head">
            <text:p text:style-name="Object_20_index_20_heading">Table of Objects</text:p>
          </text:index-title>
          <text:p text:style-name="P2">Object1<text:tab/>1</text:p>
          <text:p text:style-name="P2">Object2<text:tab/>1</text:p>
          <text:p text:style-name="P2"><text:soft-page-break/>Object3<text:tab/>1</text:p>
        </text:index-body>
      </text:object-index>
      <text:p text:style-name="Standard">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5:02:01</dc:date>
    <dc:creator>Vincent Spiewak</dc:creator>
    <meta:editing-duration>PT00H42M43S</meta:editing-duration>
    <meta:editing-cycles>5</meta:editing-cycles>
    <meta:generator>OpenOffice.org/3.1$Unix OpenOffice.org_project/310m11$Build-9399</meta:generator>
    <meta:document-statistic meta:table-count="0" meta:image-count="0" meta:object-count="3" meta:page-count="2" meta:paragraph-count="16" meta:word-count="582" meta:character-count="292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n>1</math:mn>
        <math:mo math:stretchy="false">+</math:mo>
        <math:mn>2</math:mn>
      </math:mrow>
      <math:mo math:stretchy="false">=</math:mo>
      <math:mn>3</math:mn>
    </math:mrow>
    <math:annotation math:encoding="StarMath 5.0">1 + 2 = 3</math:annotation>
  </math:semantics>
</math:math>
</file>

<file path=Object 2/content.xml><?xml version="1.0" encoding="utf-8"?>
<!DOCTYPE math  PUBLIC '-//OpenOffice.org//DTD Modified W3C MathML 1.01//EN'  'math.dtd'>
<math:math xmlns:math="http://www.w3.org/1998/Math/MathML">
  <math:semantics>
    <math:mrow>
      <math:mrow>
        <math:mn>2</math:mn>
        <math:mo math:stretchy="false">+</math:mo>
        <math:mn>3</math:mn>
      </math:mrow>
      <math:mo math:stretchy="false">=</math:mo>
      <math:mn>5</math:mn>
    </math:mrow>
    <math:annotation math:encoding="StarMath 5.0">2 + 3 = 5</math:annotation>
  </math:semantics>
</math:math>
</file>

<file path=Object 3/content.xml><?xml version="1.0" encoding="utf-8"?>
<!DOCTYPE math  PUBLIC '-//OpenOffice.org//DTD Modified W3C MathML 1.01//EN'  'math.dtd'>
<math:math xmlns:math="http://www.w3.org/1998/Math/MathML">
  <math:semantics>
    <math:mrow>
      <math:mrow>
        <math:mn>3</math:mn>
        <math:mo math:stretchy="false">+</math:mo>
        <math:mn>4</math:mn>
      </math:mrow>
      <math:mo math:stretchy="false">=</math:mo>
      <math:mn>7</math:mn>
    </math:mrow>
    <math:annotation math:encoding="StarMath 5.0">3+4=7</math:annotation>
  </math:semantics>
</math:math>
</file>